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763cm" fo:min-width="4.5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75cm" fo:min-width="4.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4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375cm" fo:min-width="1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8.013cm" svg:x="9.25cm" svg:y="4.987cm">
          <text:p text:style-name="P1">Ext.</text:p>
          <text:p text:style-name="P1">Boar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cm" svg:y1="6.237cm" svg:x2="9.25cm" svg:y2="6.237cm">
          <text:p/>
        </draw:line>
        <draw:line draw:style-name="gr3" draw:text-style-name="P3" draw:layer="layout" svg:x1="9.25cm" svg:y1="11.013cm" svg:x2="7cm" svg:y2="11.013cm">
          <text:p/>
        </draw:line>
        <draw:frame draw:style-name="gr4" draw:text-style-name="P5" draw:layer="layout" svg:width="2.25cm" svg:height="0.763cm" svg:x="7cm" svg:y="5.487cm">
          <draw:text-box>
            <text:p text:style-name="P4"><text:span text:style-name="T1">Vbatt</text:span></text:p>
          </draw:text-box>
        </draw:frame>
        <draw:frame draw:style-name="gr4" draw:text-style-name="P5" draw:layer="layout" svg:width="2.25cm" svg:height="0.763cm" svg:x="7cm" svg:y="10.25cm">
          <draw:text-box>
            <text:p text:style-name="P4"><text:span text:style-name="T1">Vbatt</text:span></text:p>
          </draw:text-box>
        </draw:frame>
        <draw:frame draw:style-name="gr4" draw:text-style-name="P5" draw:layer="layout" svg:width="2.25cm" svg:height="0.763cm" svg:x="7cm" svg:y="6.5cm">
          <draw:text-box>
            <text:p text:style-name="P4"><text:span text:style-name="T1">GND</text:span></text:p>
          </draw:text-box>
        </draw:frame>
        <draw:line draw:style-name="gr3" draw:text-style-name="P3" draw:layer="layout" svg:x1="9.25cm" svg:y1="7.263cm" svg:x2="7cm" svg:y2="7.263cm">
          <text:p/>
        </draw:line>
        <draw:frame draw:style-name="gr4" draw:text-style-name="P5" draw:layer="layout" svg:width="2.25cm" svg:height="0.763cm" svg:x="14.25cm" svg:y="7.737cm">
          <draw:text-box>
            <text:p text:style-name="P4"><text:span text:style-name="T1">PWM</text:span></text:p>
          </draw:text-box>
        </draw:frame>
        <draw:frame draw:style-name="gr4" draw:text-style-name="P5" draw:layer="layout" svg:width="2.25cm" svg:height="0.763cm" svg:x="14.25cm" svg:y="10.237cm">
          <draw:text-box>
            <text:p text:style-name="P4"><text:span text:style-name="T1">Current</text:span></text:p>
          </draw:text-box>
        </draw:frame>
        <draw:line draw:style-name="gr3" draw:text-style-name="P3" draw:layer="layout" svg:x1="16.5cm" svg:y1="8.5cm" svg:x2="14.25cm" svg:y2="8.5cm">
          <text:p/>
        </draw:line>
        <draw:line draw:style-name="gr2" draw:text-style-name="P3" draw:layer="layout" svg:x1="14.25cm" svg:y1="11cm" svg:x2="16.5cm" svg:y2="11cm">
          <text:p/>
        </draw:line>
        <draw:custom-shape draw:style-name="gr5" draw:text-style-name="P2" draw:layer="layout" svg:width="5cm" svg:height="8cm" svg:x="16.5cm" svg:y="5cm">
          <text:p text:style-name="P1">Process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3cm" svg:x="2cm" svg:y="5cm">
          <text:p text:style-name="P1">Voltage<text:line-break/>Suppl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3.25cm" svg:x="2cm" svg:y="9.75cm">
          <text:p text:style-name="P1">DC</text:p>
          <text:p text:style-name="P1">Mot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cm" svg:y1="12.237cm" svg:x2="9.25cm" svg:y2="12.237cm">
          <text:p/>
        </draw:line>
        <draw:frame draw:style-name="gr4" draw:text-style-name="P5" draw:layer="layout" svg:width="2.25cm" svg:height="0.763cm" svg:x="7cm" svg:y="11.487cm">
          <draw:text-box>
            <text:p text:style-name="P4"><text:span text:style-name="T1">Vs</text:span></text:p>
          </draw:text-box>
        </draw:frame>
        <draw:line draw:style-name="gr2" draw:text-style-name="P3" draw:layer="layout" svg:x1="14.25cm" svg:y1="5.75cm" svg:x2="16.5cm" svg:y2="5.75cm">
          <text:p/>
        </draw:line>
        <draw:frame draw:style-name="gr4" draw:text-style-name="P5" draw:layer="layout" svg:width="2.25cm" svg:height="0.763cm" svg:x="14.25cm" svg:y="5cm">
          <draw:text-box>
            <text:p text:style-name="P4"><text:span text:style-name="T1">Vbatt</text:span></text:p>
          </draw:text-box>
        </draw:frame>
        <draw:frame draw:style-name="gr4" draw:text-style-name="P5" draw:layer="layout" svg:width="2.25cm" svg:height="0.763cm" svg:x="14.25cm" svg:y="6.013cm">
          <draw:text-box>
            <text:p text:style-name="P4"><text:span text:style-name="T1">GND</text:span></text:p>
          </draw:text-box>
        </draw:frame>
        <draw:line draw:style-name="gr3" draw:text-style-name="P3" draw:layer="layout" svg:x1="16.5cm" svg:y1="6.776cm" svg:x2="14.25cm" svg:y2="6.776cm">
          <text:p/>
        </draw:line>
        <draw:custom-shape draw:style-name="gr8" draw:text-style-name="P7" draw:layer="layout" svg:width="2.25cm" svg:height="2.625cm" svg:x="12cm" svg:y="10.375cm">
          <text:p text:style-name="P6"><text:span text:style-name="T2">FETs</text:span></text:p>
          <text:p text:style-name="P6"><text:span text:style-name="T2">Gate Drv</text:span></text:p>
          <text:p text:style-name="P6"><text:span text:style-name="T2">LDO 15V</text:span></text:p>
          <text:p text:style-name="P6"><text:span text:style-name="T2">Zener</text:span></text:p>
          <text:p text:style-name="P6"><text:span text:style-name="T2">OpAmp</text:span></text:p>
          <text:p text:style-name="P6"><text:span text:style-name="T2">Shunt Res.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cm" svg:height="0.763cm" svg:x="14.251cm" svg:y="11.063cm">
          <draw:text-box>
            <text:p text:style-name="P4"><text:span text:style-name="T1">Vcc</text:span></text:p>
          </draw:text-box>
        </draw:frame>
        <draw:line draw:style-name="gr3" draw:text-style-name="P3" draw:layer="layout" svg:x1="16.501cm" svg:y1="11.826cm" svg:x2="14.251cm" svg:y2="11.826cm">
          <text:p/>
        </draw:line>
        <draw:frame draw:style-name="gr4" draw:text-style-name="P5" draw:layer="layout" svg:width="2.25cm" svg:height="0.763cm" svg:x="14.25cm" svg:y="8.813cm">
          <draw:text-box>
            <text:p text:style-name="P4"><text:span text:style-name="T1">GND</text:span></text:p>
          </draw:text-box>
        </draw:frame>
        <draw:line draw:style-name="gr2" draw:text-style-name="P3" draw:layer="layout" svg:x1="14.25cm" svg:y1="9.576cm" svg:x2="16.5cm" svg:y2="9.576cm">
          <text:p/>
        </draw:line>
        <draw:frame draw:style-name="gr4" draw:text-style-name="P5" draw:layer="layout" svg:width="2.25cm" svg:height="0.763cm" svg:x="14.25cm" svg:y="11.987cm">
          <draw:text-box>
            <text:p text:style-name="P4"><text:span text:style-name="T1">GND</text:span></text:p>
          </draw:text-box>
        </draw:frame>
        <draw:line draw:style-name="gr2" draw:text-style-name="P3" draw:layer="layout" svg:x1="14.25cm" svg:y1="12.75cm" svg:x2="16.5cm" svg:y2="12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7T21:00:50.839911326</meta:creation-date>
    <dc:date>2022-04-08T21:53:29.534904480</dc:date>
    <meta:editing-duration>PT25M56S</meta:editing-duration>
    <meta:editing-cycles>6</meta:editing-cycles>
    <meta:generator>LibreOffice/7.3.1.3$Linux_X86_64 LibreOffice_project/30$Build-3</meta:generator>
    <meta:document-statistic meta:object-count="27"/>
  </office:meta>
</office:document-meta>
</file>